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7649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variant="normal" fo:text-transform="none" fo:color="#24292e" style:font-name="SFMono-Regular" fo:font-size="9pt" fo:letter-spacing="normal" fo:font-style="normal" fo:font-weight="normal"/>
    </style:style>
    <style:style style:name="P4" style:family="paragraph" style:parent-style-name="Standard">
      <style:text-properties officeooo:paragraph-rsid="000ab5cf"/>
    </style:style>
    <style:style style:name="P5" style:family="paragraph" style:parent-style-name="Standard">
      <style:text-properties officeooo:paragraph-rsid="00037649"/>
    </style:style>
    <style:style style:name="P6" style:family="paragraph" style:parent-style-name="Standard">
      <style:text-properties officeooo:paragraph-rsid="0007ca28"/>
    </style:style>
    <style:style style:name="P7" style:family="paragraph" style:parent-style-name="Standard">
      <style:text-properties officeooo:paragraph-rsid="00050b71"/>
    </style:style>
    <style:style style:name="T1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9pt" fo:letter-spacing="normal" fo:font-style="normal" fo:font-weight="normal" officeooo:rsid="00037649"/>
    </style:style>
    <style:style style:name="T3" style:family="text">
      <style:text-properties fo:font-variant="normal" fo:text-transform="none" fo:color="#24292e" style:font-name="SFMono-Regular" fo:font-size="9pt" fo:letter-spacing="normal" fo:font-style="normal" fo:font-weight="normal" officeooo:rsid="000ba1a7"/>
    </style:style>
    <style:style style:name="T4" style:family="text">
      <style:text-properties officeooo:rsid="00037649"/>
    </style:style>
    <style:style style:name="T5" style:family="text">
      <style:text-properties officeooo:rsid="00068b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JavaScript Questions : <text:span text:style-name="T5">JAVASCRIPT BOUCLE (loop)</text:span></text:p>
      <text:p text:style-name="Standard"/>
      <text:p text:style-name="Standard"/>
      <text:p text:style-name="Standard"/>
      <text:p text:style-name="Standard">Q1 <text:s/>reponse : <text:s/><text:span text:style-name="T1">A : function</text:span></text:p>
      <text:p text:style-name="Standard"/>
      <text:p text:style-name="Standard">Q2 <text:s/>reponse : <text:span text:style-name="T1">A : &lt;script&gt;</text:span></text:p>
      <text:p text:style-name="Standard"/>
      <text:p text:style-name="P4">Q3 <text:s/>reponse : <text:span text:style-name="T1">C : the &lt;body&gt; section </text:span><text:s/></text:p>
      <text:p text:style-name="Standard"/>
      <text:p text:style-name="Standard">Q4 <text:s/>reponse : <text:span text:style-name="T1">&lt;script src="xxx.js"&gt;</text:span></text:p>
      <text:p text:style-name="Standard"/>
      <text:p text:style-name="Standard">Q5 <text:s/>reponse :<text:span text:style-name="T1">B : false</text:span></text:p>
      <text:p text:style-name="Standard"/>
      <text:p text:style-name="Standard">Q6 <text:s/>reponse : <text:span text:style-name="T1">D : alert("Hello World")</text:span></text:p>
      <text:p text:style-name="Standard"/>
      <text:p text:style-name="Standard">Q7 <text:s/>reponse : <text:span text:style-name="T1">C : myFunction()</text:span></text:p>
      <text:p text:style-name="Standard"/>
      <text:p text:style-name="Standard">Q8 <text:s/>reponse : <text:span text:style-name="T1">A : Yes</text:span></text:p>
      <text:p text:style-name="Standard"/>
      <text:p text:style-name="Standard">Q9 <text:s/>reponse : <text:span text:style-name="T1">A : Yes </text:span></text:p>
      <text:p text:style-name="Standard"/>
      <text:p text:style-name="Standard">Q10 <text:s/>reponse : <text:span text:style-name="T1">E : Error</text:span></text:p>
      <text:p text:style-name="Standard"/>
      <text:p text:style-name="Standard">Q11 <text:s/>reponse :<text:span text:style-name="T1">E : Error</text:span></text:p>
      <text:p text:style-name="Standard"/>
      <text:p text:style-name="Standard">Q12,<text:span text:style-name="T4">1</text:span> <text:s/>reponse :<text:span text:style-name="T1">E : None of the above</text:span></text:p>
      <text:p text:style-name="P3"/>
      <text:p text:style-name="P1"><text:span text:style-name="T1">Q1</text:span><text:span text:style-name="T2">2,2</text:span><text:span text:style-name="T1"> <text:s/>reponse :D : 100</text:span></text:p>
      <text:p text:style-name="Standard"/>
      <text:p text:style-name="P1">Q13 <text:s/>reponse : <text:s/><text:span text:style-name="T1">B : undefined </text:span></text:p>
      <text:p text:style-name="Standard"/>
      <text:p text:style-name="P1">Q14 <text:s/>reponse : <text:span text:style-name="T1">B : 1</text:span></text:p>
      <text:p text:style-name="P3"/>
      <text:p text:style-name="Standard">Q15 <text:s/>reponse :<text:span text:style-name="T1"> C : undefined</text:span></text:p>
      <text:p text:style-name="Standard"/>
      <text:p text:style-name="Standard">Q16 <text:s/>reponse :<text:span text:style-name="T1">E : Error</text:span></text:p>
      <text:p text:style-name="Standard"/>
      <text:p text:style-name="P6">Q17 <text:s/>reponse : <text:span text:style-name="T1">A : // This is a comment</text:span></text:p>
      <text:p text:style-name="Standard"/>
      <text:p text:style-name="Standard">Q18 <text:s/>reponse : <text:span text:style-name="T1">A : /* This comment has more than one line */</text:span></text:p>
      <text:p text:style-name="Standard"/>
      <text:p text:style-name="Standard">Q19 <text:s/>reponse :<text:span text:style-name="T1">C : undefined</text:span></text:p>
      <text:p text:style-name="Standard"/>
      <text:p text:style-name="Standard">Q20 <text:s/>reponse : <text:span text:style-name="T1">B : A function that calls itself</text:span></text:p>
      <text:p text:style-name="Standard"/>
      <text:p text:style-name="P7">Q21 <text:s/>reponse : <text:span text:style-name="T1">D : undefined</text:span></text:p>
      <text:p text:style-name="Standard"/>
      <text:p text:style-name="Standard">Q22 <text:s/>reponse : <text:span text:style-name="T1">D : undefined</text:span></text:p>
      <text:p text:style-name="Standard"/>
      <text:p text:style-name="Standard">Q23 <text:s/>reponse : <text:span text:style-name="T1">D : undefined</text:span></text:p>
      <text:p text:style-name="Standard"/>
      <text:p text:style-name="Standard">Q24 <text:s/>reponse : <text:span text:style-name="T1">C : 8,7,6</text:span></text:p>
      <text:p text:style-name="Standard"><text:soft-page-break/></text:p>
      <text:p text:style-name="Standard">Q25 <text:s/>reponse : <text:span text:style-name="T1">E : Error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10:48:15.138998467</meta:creation-date>
    <dc:date>2020-04-03T15:34:55.637086213</dc:date>
    <meta:editing-duration>PT33M11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2" meta:paragraph-count="27" meta:word-count="177" meta:character-count="820" meta:non-whitespace-character-count="637"/>
  </office:meta>
</office:document-meta>
</file>